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list-style-name="List_20_1"/>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ynopsis </text:p>
      <text:p text:style-name="Text_20_body">Ideana on ohjelma/palvelu, jonka avulla Jyväskylän yliopiston opiskelija näkee vaivattomasti Korpin kalenterissa seuraavana olevan tapahtuman ja ennen kaikkea sen sijainnin. Lähtökohtana sovelluksen ideoimiselle on seuraavanlainen käyttötapaus:</text:p>
      <text:p text:style-name="Text_20_body">Tietotekniikan opiskelija, jonka koko yliopistoympäristö on rajoittunut pääsääntöisesti Agoraan ja joskus satunnaisesti muihin Mattilanniemen rakennuksiin, on ilmoittautunut pakolliselle viestintäopintojen kurssille. Kyseisen kurssin alkaessa ensimmäistä kertaa (maanantaiaamuna klo 08.15) opiskelijamme huomaa kauhukseen, ettei hänellä ole mitään käsitystä siitä, minne hänen tulisi mennä. Korpin kalenterissa tilan kohdalla lukeva koodi on täysin käsittämätön ja sen takaa löytyvä kartta lähestulkoon lukukelvoton ja toteutukseltaan lähinnä tietoteknikon verenpainetta nostava. Lopulta saatuaan jonkinlaisen käsityksen Korpin kertoman paikka-koordinaatin ja reaalimaailman välisestä vastaavuudesta opiskelija suuntaa kohti Seminaarinmäkeä. Ensin oikean rakennuksen ja sittemmin oikean salin etsimisen lomassa hän ei voi olla pohtimatta, miksei kukaan ole vuoteen 2015 mennessä kehittänyt tähän jonkinlaista edes hieman Korppia käytännöllisempää sovellusta.</text:p>
      <text:p text:style-name="Text_20_body">Sovelluksen pääasiallinen tarkoitus olisi esittää käyttäjälle mahdollisimman yksinkertaisessa visuaalisessa muodossa käyttäjän seuraavan Korppiin merkityn tapahtuman todellisen sijainnin. Tähän tarkoitukseen voitaisiin käyttää useampia (kartta)näkymiä, joista ensimmäisessä näkyisi koko yliopiston alue, ja seuraava rakennus olisi korostettuna selvällä tavalla. Toisena näkymänä olisi kartta/pohjapiirustus rakennuksen sisältä jonkinlaisessa yksinkertaisessa mutta tarpeeksi informatiivisessa ja helposti tulkittavassa muodossa.</text:p>
      <text:p text:style-name="Text_20_body">Työkalut</text:p>
      <text:list xml:id="list8896566904055245719" text:style-name="List_20_1">
        <text:list-item>
          <text:p text:style-name="P2">Python 3.5</text:p>
        </text:list-item>
        <text:list-item>
          <text:p text:style-name="P2">Flask</text:p>
        </text:list-item>
        <text:list-item>
          <text:p text:style-name="P2">Bootstrap</text:p>
        </text:list-item>
      </text:list>
      <text:p text:style-name="Text_20_body">Jatkojalostusideoita:</text:p>
      <text:list xml:id="list33347092" text:continue-numbering="true" text:style-name="List_20_1">
        <text:list-item>
          <text:p text:style-name="P2">Kaikki päivän tapahtumapaikat ”Heatmappina”</text:p>
        </text:list-item>
        <text:list-item>
          <text:p text:style-name="P2">Kulkureitit päivän tapahtumapaikkojen välillä</text:p>
        </text:list-item>
        <text:list-item>
          <text:p text:style-name="P2">…</text:p>
        </text:list-item>
      </text:list>
      <text:p text:style-name="P1">Verkkoon kirjoitettu versio:<text:line-break/></text:p>
      <text:section text:style-name="Sect1" text:name="magicdomid152">
        <text:p text:style-name="Standard">Aihe: Korpin kalenterin tapahtumat kartalla</text:p>
      </text:section>
      <text:section text:style-name="Sect1" text:name="magicdomid155">
        <text:p text:style-name="Standard"><text:line-break/></text:p>
      </text:section>
      <text:section text:style-name="Sect1" text:name="magicdomid1917">
        <text:p text:style-name="Standard">Palvelu, josta Jyun opiskelija näkee vaivattomasti Korppi kalenterissaan seuraavana olevan tapahtuman kuvauksen, ajan ja paikan. Paikan esittäminen tapahtuu yksinkertaisessa visuaalisessa muodossa: kartta/pohjapiirrustus, halutun tarkennustason mukaan. Tavoitteena on tuottaa sovellus, josta on todellista käytännön hyötyä tilanteissa, joissa kurssin luennon tms tarkka paikka on opiskelijalle vieras.</text:p>
      </text:section>
      <text:section text:style-name="Sect1" text:name="magicdomid954">
        <text:p text:style-name="Standard"><text:line-break/></text:p>
      </text:section>
      <text:section text:style-name="Sect1" text:name="magicdomid1921">
        <text:p text:style-name="Standard">Tarvittava henkilökohtainen data saadaan kunkin käyttäjän omasta Korpista "Kalenterin vienti"-toiminnallisuuden avulla iCal muodossa. Visualisoinnissa käytetään OpenStreetMapia ja mahdollisesti yliopiston rakennusten pohjapiirrustuksia.</text:p>
      </text:section>
      <text:section text:style-name="Sect1" text:name="magicdomid1573">
        <text:p text:style-name="Standard">Työkaluina ainakin Python, Flask, Bootstrap &amp; Javascript.</text:p>
      </text:section>
      <text:section text:style-name="Sect1" text:name="magicdomid1542">
        <text:p text:style-name="Standard"><text:line-break/></text:p>
      </text:section>
      <text:section text:style-name="Sect1" text:name="magicdomid1600">
        <text:p text:style-name="Standard">Jatkokehitysideoita:</text:p>
      </text:section>
      <text:section text:style-name="Sect1" text:name="magicdomid1689">
        <text:list xml:id="list4783702264498887648" text:style-name="L1">
          <text:list-item>
            <text:p text:style-name="P3">Kaikki päivän tapahtumat "Heatmappina" kartalla</text:p>
          </text:list-item>
        </text:list>
      </text:section>
      <text:section text:style-name="Sect1" text:name="magicdomid1719">
        <text:list xml:id="list6166017464938159755" text:style-name="L2">
          <text:list-item>
            <text:p text:style-name="P4">Kulkureitit päivän ajalle</text:p>
          </text:list-item>
        </text:list>
      </text:section>
      <text:section text:style-name="Sect1" text:name="magicdomid1744">
        <text:list xml:id="list4405221218778227130" text:style-name="L3">
          <text:list-item>
            <text:p text:style-name="P5">Statistiikka päivälle</text:p>
          </text:list-item>
        </text:list>
      </text:section>
      <text:section text:style-name="Sect1" text:name="magicdomid1910">
        <text:list xml:id="list7729078061033795668" text:style-name="L4">
          <text:list-item>
            <text:p text:style-name="P6">Omien sijaintien lisääminen niin, että myös muita iCal tapahtumia mahdollista esittää sovelluksella</text:p>
          </text:list-item>
        </text:list>
      </text:section>
      <text:section text:style-name="Sect1" text:name="magicdomid1520">
        <text:p text:style-name="Standard"><text:line-break/></text:p>
      </text:section>
      <text:section text:style-name="Sect1" text:name="magicdomid92">
        <text:p text:style-name="Standard"><text:line-break/></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 Malmberg</meta:initial-creator>
    <meta:creation-date>2015-10-06T10:15:26.44</meta:creation-date>
    <meta:generator>OpenOffice/4.1.1$Win32 OpenOffice.org_project/411m6$Build-9775</meta:generator>
    <dc:date>2015-10-20T13:17:16.57</dc:date>
    <dc:creator>Jose Malmberg</dc:creator>
    <meta:editing-duration>PT4H48M7S</meta:editing-duration>
    <meta:editing-cycles>6</meta:editing-cycles>
    <meta:document-statistic meta:table-count="0" meta:image-count="0" meta:object-count="0" meta:page-count="2" meta:paragraph-count="27" meta:word-count="316" meta:character-count="2874"/>
  </office:meta>
</office:document-meta>
</file>